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Helvetica" svg:font-family="Helvetica" style:font-family-generic="roman"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style:style>
    <style:style style:name="P2" style:parent-style-name="Ondertitel" style:family="paragraph">
      <style:text-properties fo:color="#990000"/>
    </style:style>
    <style:style style:name="P3" style:parent-style-name="Textbody" style:family="paragraph">
      <style:text-properties fo:color="#990000"/>
    </style:style>
    <style:style style:name="P4" style:parent-style-name="Textbody" style:family="paragraph">
      <style:text-properties fo:color="#990000"/>
    </style:style>
    <style:style style:name="P5" style:parent-style-name="Textbody" style:family="paragraph">
      <style:text-properties fo:color="#990000"/>
    </style:style>
    <style:style style:name="P6" style:parent-style-name="Textbody" style:family="paragraph">
      <style:text-properties fo:color="#990000"/>
    </style:style>
    <style:style style:name="P7" style:parent-style-name="Textbody" style:family="paragraph">
      <style:text-properties fo:color="#990000"/>
    </style:style>
    <style:style style:name="P8" style:parent-style-name="Textbody" style:family="paragraph">
      <style:text-properties fo:color="#990000"/>
    </style:style>
    <style:style style:name="P9" style:parent-style-name="Kop1" style:family="paragraph">
      <style:paragraph-properties fo:break-before="page"/>
    </style:style>
    <style:style style:name="P10" style:parent-style-name="Textbody" style:family="paragraph">
      <style:text-properties fo:color="#990000"/>
    </style:style>
    <style:style style:name="P11" style:parent-style-name="Textbody" style:family="paragraph">
      <style:text-properties fo:color="#990000"/>
    </style:style>
    <style:style style:name="P12" style:parent-style-name="Kop1" style:family="paragraph">
      <style:paragraph-properties fo:break-before="page"/>
    </style:style>
    <style:style style:name="P13" style:parent-style-name="Textbody" style:family="paragraph">
      <style:text-properties fo:color="#990000"/>
    </style:style>
    <style:style style:name="P14" style:parent-style-name="Kop1" style:family="paragraph">
      <style:paragraph-properties fo:break-before="page"/>
    </style:style>
    <style:style style:name="P15" style:parent-style-name="Textbody" style:family="paragraph">
      <style:text-properties fo:color="#990000"/>
    </style:style>
    <style:style style:name="TableColumn17" style:family="table-column">
      <style:table-column-properties style:column-width="0.752in" style:use-optimal-column-width="false"/>
    </style:style>
    <style:style style:name="TableColumn18" style:family="table-column">
      <style:table-column-properties style:column-width="0.7527in" style:use-optimal-column-width="false"/>
    </style:style>
    <style:style style:name="TableColumn19" style:family="table-column">
      <style:table-column-properties style:column-width="0.868in" style:use-optimal-column-width="false"/>
    </style:style>
    <style:style style:name="TableColumn20" style:family="table-column">
      <style:table-column-properties style:column-width="0.9354in" style:use-optimal-column-width="false"/>
    </style:style>
    <style:style style:name="TableColumn21" style:family="table-column">
      <style:table-column-properties style:column-width="3.3847in" style:use-optimal-column-width="false"/>
    </style:style>
    <style:style style:name="Table16" style:family="table">
      <style:table-properties style:width="6.693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 style:parent-style-name="Textbody" style:family="paragraph">
      <style:text-properties fo:color="#990000"/>
    </style:style>
    <style:style style:name="P53" style:parent-style-name="Textbody" style:family="paragraph">
      <style:text-properties fo:color="#990000"/>
    </style:style>
    <style:style style:name="P54" style:parent-style-name="Kop1" style:family="paragraph">
      <style:paragraph-properties fo:break-before="page"/>
    </style:style>
    <style:style style:name="T55" style:parent-style-name="Standaardalinea-lettertype" style:family="text">
      <style:text-properties fo:color="#990000"/>
    </style:style>
    <style:style style:name="T56" style:parent-style-name="Standaardalinea-lettertype" style:family="text">
      <style:text-properties fo:color="#990000"/>
    </style:style>
    <style:style style:name="P57" style:parent-style-name="Standard" style:family="paragraph">
      <style:text-properties fo:color="#990000"/>
    </style:style>
    <style:style style:name="P58" style:parent-style-name="Standard" style:family="paragraph">
      <style:text-properties fo:color="#990000"/>
    </style:style>
    <style:style style:name="P59" style:parent-style-name="Standard" style:family="paragraph">
      <style:text-properties fo:color="#990000"/>
    </style:style>
    <style:style style:name="P60" style:parent-style-name="Standard" style:family="paragraph">
      <style:text-properties fo:color="#990000"/>
    </style:style>
    <style:style style:name="P61" style:parent-style-name="Standard" style:family="paragraph">
      <style:text-properties fo:color="#990000"/>
    </style:style>
    <style:style style:name="P62" style:parent-style-name="Standard" style:family="paragraph">
      <style:text-properties fo:color="#990000"/>
    </style:style>
    <style:style style:name="P63" style:parent-style-name="Standard" style:family="paragraph">
      <style:text-properties fo:color="#990000"/>
    </style:style>
    <style:style style:name="P64" style:parent-style-name="Standard" style:family="paragraph">
      <style:text-properties fo:color="#990000"/>
    </style:style>
    <style:style style:name="P65" style:parent-style-name="Standard" style:family="paragraph">
      <style:text-properties fo:color="#990000"/>
    </style:style>
    <style:style style:name="T66" style:parent-style-name="Standaardalinea-lettertype" style:family="text">
      <style:text-properties fo:font-weight="bold" style:font-weight-asian="bold" style:font-weight-complex="bold" fo:color="#990000"/>
    </style:style>
    <style:style style:name="T67" style:parent-style-name="Standaardalinea-lettertype" style:family="text">
      <style:text-properties fo:color="#990000"/>
    </style:style>
    <style:style style:name="T68" style:parent-style-name="Standaardalinea-lettertype" style:family="text">
      <style:text-properties fo:color="#990000"/>
    </style:style>
    <style:style style:name="T69" style:parent-style-name="Standaardalinea-lettertype" style:family="text">
      <style:text-properties fo:font-weight="bold" style:font-weight-asian="bold" style:font-weight-complex="bold" fo:font-style="italic" style:font-style-asian="italic" style:font-style-complex="italic" fo:color="#990000" style:text-underline-type="single" style:text-underline-style="solid" style:text-underline-width="auto" style:text-underline-mode="continuous"/>
    </style:style>
    <style:style style:name="T70" style:parent-style-name="Standaardalinea-lettertype" style:family="text">
      <style:text-properties fo:color="#990000"/>
    </style:style>
    <style:style style:name="T71" style:parent-style-name="Standaardalinea-lettertype" style:family="text">
      <style:text-properties fo:color="#990000"/>
    </style:style>
    <style:style style:name="T72" style:parent-style-name="Standaardalinea-lettertype" style:family="text">
      <style:text-properties fo:color="#990000"/>
    </style:style>
    <style:style style:name="T73" style:parent-style-name="Standaardalinea-lettertype" style:family="text">
      <style:text-properties fo:color="#990000"/>
    </style:style>
    <style:style style:name="T74" style:parent-style-name="Standaardalinea-lettertype" style:family="text">
      <style:text-properties fo:font-weight="bold" style:font-weight-asian="bold" style:font-weight-complex="bold" fo:color="#990000"/>
    </style:style>
    <style:style style:name="T75" style:parent-style-name="Standaardalinea-lettertype" style:family="text">
      <style:text-properties fo:color="#990000"/>
    </style:style>
    <style:style style:name="T76" style:parent-style-name="Standaardalinea-lettertype" style:family="text">
      <style:text-properties fo:color="#990000"/>
    </style:style>
    <style:style style:name="T77" style:parent-style-name="Standaardalinea-lettertype" style:family="text">
      <style:text-properties fo:font-weight="bold" style:font-weight-asian="bold" style:font-weight-complex="bold" fo:font-style="italic" style:font-style-asian="italic" style:font-style-complex="italic" fo:color="#990000" style:text-underline-type="single" style:text-underline-style="solid" style:text-underline-width="auto" style:text-underline-mode="continuous"/>
    </style:style>
    <style:style style:name="T78" style:parent-style-name="Standaardalinea-lettertype" style:family="text">
      <style:text-properties fo:color="#990000"/>
    </style:style>
    <style:style style:name="T79" style:parent-style-name="Standaardalinea-lettertype" style:family="text">
      <style:text-properties fo:color="#990000"/>
    </style:style>
    <style:style style:name="T80" style:parent-style-name="Standaardalinea-lettertype" style:family="text">
      <style:text-properties fo:color="#990000"/>
    </style:style>
    <style:style style:name="T81" style:parent-style-name="Standaardalinea-lettertype" style:family="text">
      <style:text-properties fo:color="#990000"/>
    </style:style>
    <style:style style:name="T82" style:parent-style-name="Standaardalinea-lettertype" style:family="text">
      <style:text-properties fo:font-weight="bold" style:font-weight-asian="bold" style:font-weight-complex="bold" fo:color="#990000"/>
    </style:style>
    <style:style style:name="T83" style:parent-style-name="Standaardalinea-lettertype" style:family="text">
      <style:text-properties fo:color="#990000"/>
    </style:style>
    <style:style style:name="T84" style:parent-style-name="Standaardalinea-lettertype" style:family="text">
      <style:text-properties fo:color="#990000"/>
    </style:style>
    <style:style style:name="T85" style:parent-style-name="Standaardalinea-lettertype" style:family="text">
      <style:text-properties fo:font-weight="bold" style:font-weight-asian="bold" style:font-weight-complex="bold" fo:font-style="italic" style:font-style-asian="italic" style:font-style-complex="italic" fo:color="#990000" style:text-underline-type="single" style:text-underline-style="solid" style:text-underline-width="auto" style:text-underline-mode="continuous"/>
    </style:style>
    <style:style style:name="T86" style:parent-style-name="Standaardalinea-lettertype" style:family="text">
      <style:text-properties fo:color="#990000"/>
    </style:style>
    <style:style style:name="T87" style:parent-style-name="Standaardalinea-lettertype" style:family="text">
      <style:text-properties fo:color="#990000"/>
    </style:style>
    <style:style style:name="T88" style:parent-style-name="Standaardalinea-lettertype" style:family="text">
      <style:text-properties fo:color="#990000"/>
    </style:style>
    <style:style style:name="T89" style:parent-style-name="Standaardalinea-lettertype" style:family="text">
      <style:text-properties fo:color="#990000"/>
    </style:style>
    <style:style style:name="T90" style:parent-style-name="Standaardalinea-lettertype" style:family="text">
      <style:text-properties fo:color="#990000"/>
    </style:style>
    <style:style style:name="T91" style:parent-style-name="Standaardalinea-lettertype" style:family="text">
      <style:text-properties fo:color="#990000"/>
    </style:style>
    <style:style style:name="T92" style:parent-style-name="Standaardalinea-lettertype" style:family="text">
      <style:text-properties fo:font-weight="bold" style:font-weight-asian="bold" style:font-weight-complex="bold" fo:color="#990000"/>
    </style:style>
    <style:style style:name="T93" style:parent-style-name="Standaardalinea-lettertype" style:family="text">
      <style:text-properties fo:color="#990000"/>
    </style:style>
    <style:style style:name="T94" style:parent-style-name="Standaardalinea-lettertype" style:family="text">
      <style:text-properties fo:color="#990000"/>
    </style:style>
    <style:style style:name="T95" style:parent-style-name="Standaardalinea-lettertype" style:family="text">
      <style:text-properties fo:font-weight="bold" style:font-weight-asian="bold" style:font-weight-complex="bold" fo:font-style="italic" style:font-style-asian="italic" style:font-style-complex="italic" fo:color="#990000" style:text-underline-type="single" style:text-underline-style="solid" style:text-underline-width="auto" style:text-underline-mode="continuous"/>
    </style:style>
    <style:style style:name="T96" style:parent-style-name="Standaardalinea-lettertype" style:family="text">
      <style:text-properties fo:color="#990000"/>
    </style:style>
    <style:style style:name="T97" style:parent-style-name="Standaardalinea-lettertype" style:family="text">
      <style:text-properties fo:color="#990000"/>
    </style:style>
    <style:style style:name="T98" style:parent-style-name="Standaardalinea-lettertype" style:family="text">
      <style:text-properties fo:color="#990000"/>
    </style:style>
    <style:style style:name="T99" style:parent-style-name="Standaardalinea-lettertype" style:family="text">
      <style:text-properties fo:color="#990000"/>
    </style:style>
    <style:style style:name="T100" style:parent-style-name="Standaardalinea-lettertype" style:family="text">
      <style:text-properties fo:color="#990000"/>
    </style:style>
    <style:style style:name="T101" style:parent-style-name="Standaardalinea-lettertype" style:family="text">
      <style:text-properties fo:color="#990000"/>
    </style:style>
    <style:style style:name="T102" style:parent-style-name="Standaardalinea-lettertype" style:family="text">
      <style:text-properties fo:color="#990000"/>
    </style:style>
    <style:style style:name="T103" style:parent-style-name="Standaardalinea-lettertype" style:family="text">
      <style:text-properties fo:color="#990000"/>
    </style:style>
    <style:style style:name="T104" style:parent-style-name="Standaardalinea-lettertype" style:family="text">
      <style:text-properties fo:color="#990000"/>
    </style:style>
    <style:style style:name="T105" style:parent-style-name="Standaardalinea-lettertype" style:family="text">
      <style:text-properties fo:color="#990000"/>
    </style:style>
    <style:style style:name="P106" style:parent-style-name="Standard" style:family="paragraph">
      <style:text-properties fo:color="#990000"/>
    </style:style>
    <style:style style:name="T107" style:parent-style-name="Standaardalinea-lettertype" style:family="text">
      <style:text-properties fo:color="#990000"/>
    </style:style>
    <style:style style:name="T108" style:parent-style-name="Standaardalinea-lettertype" style:family="text">
      <style:text-properties fo:font-style="italic" style:font-style-asian="italic" style:font-style-complex="italic" fo:color="#990000"/>
    </style:style>
    <style:style style:name="T109" style:parent-style-name="Standaardalinea-lettertype" style:family="text">
      <style:text-properties fo:color="#990000"/>
    </style:style>
    <style:style style:name="P110" style:parent-style-name="Standard" style:family="paragraph">
      <style:text-properties fo:color="#990000"/>
    </style:style>
    <style:style style:name="P111" style:parent-style-name="Standard" style:family="paragraph">
      <style:text-properties fo:color="#990000"/>
    </style:style>
    <style:style style:name="P112" style:parent-style-name="Standard" style:family="paragraph">
      <style:text-properties fo:color="#990000"/>
    </style:style>
    <style:style style:name="TableColumn114" style:family="table-column">
      <style:table-column-properties style:column-width="1.0027in" style:use-optimal-column-width="false"/>
    </style:style>
    <style:style style:name="TableColumn115" style:family="table-column">
      <style:table-column-properties style:column-width="1.6881in" style:use-optimal-column-width="false"/>
    </style:style>
    <style:style style:name="TableColumn116" style:family="table-column">
      <style:table-column-properties style:column-width="4.002in" style:use-optimal-column-width="false"/>
    </style:style>
    <style:style style:name="Table113" style:family="table">
      <style:table-properties style:width="6.693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fo:color="#990000"/>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fo:font-weight="bold" style:font-weight-asian="bold" style:font-weight-complex="bold" fo:color="#990000"/>
    </style:style>
    <style:style style:name="TableCell122" style:family="table-cell">
      <style:table-cell-properties fo:border="0.0034in solid #000000"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fo:color="#990000"/>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color="#990000"/>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color="#990000"/>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color="#990000"/>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color="#990000"/>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color="#990000"/>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 style:parent-style-name="TableContents" style:family="paragraph">
      <style:text-properties fo:color="#990000"/>
    </style:style>
    <style:style style:name="P138" style:parent-style-name="Standard" style:family="paragraph">
      <style:text-properties fo:color="#990000"/>
    </style:style>
    <style:style style:name="P139" style:parent-style-name="Standard" style:family="paragraph">
      <style:text-properties fo:color="#990000"/>
    </style:style>
    <style:style style:name="P140" style:parent-style-name="Standard" style:family="paragraph">
      <style:text-properties fo:color="#990000"/>
    </style:style>
    <style:style style:name="P141" style:parent-style-name="Standard" style:family="paragraph">
      <style:text-properties fo:color="#990000"/>
    </style:style>
    <style:style style:name="P142" style:parent-style-name="Standard" style:family="paragraph">
      <style:text-properties fo:color="#990000"/>
    </style:style>
    <style:style style:name="P143" style:parent-style-name="Standard" style:family="paragraph">
      <style:text-properties fo:color="#990000"/>
    </style:style>
    <style:style style:name="P144" style:parent-style-name="Kop1" style:family="paragraph">
      <style:paragraph-properties fo:break-before="page"/>
    </style:style>
    <style:style style:name="P145" style:parent-style-name="Textbody" style:family="paragraph">
      <style:text-properties fo:color="#990000"/>
    </style:style>
    <style:style style:name="P146" style:parent-style-name="Standard" style:family="paragraph">
      <style:text-properties fo:color="#990000"/>
    </style:style>
    <style:style style:name="P147" style:parent-style-name="Standard" style:family="paragraph">
      <style:text-properties fo:color="#990000"/>
    </style:style>
    <style:style style:name="P148" style:parent-style-name="Standard" style:family="paragraph">
      <style:text-properties fo:color="#990000"/>
    </style:style>
    <style:style style:name="P149" style:parent-style-name="Standard" style:family="paragraph">
      <style:text-properties fo:color="#990000"/>
    </style:style>
    <style:style style:name="T150" style:parent-style-name="Standaardalinea-lettertype" style:family="text">
      <style:text-properties fo:color="#990000"/>
    </style:style>
    <style:style style:name="T151" style:parent-style-name="Standaardalinea-lettertype" style:family="text">
      <style:text-properties style:font-name="Helvetica" fo:color="#353535"/>
    </style:style>
    <style:style style:name="T152" style:parent-style-name="Standaardalinea-lettertype" style:family="text">
      <style:text-properties fo:color="#990000"/>
    </style:style>
    <style:style style:name="T153" style:parent-style-name="Standaardalinea-lettertype" style:family="text">
      <style:text-properties fo:color="#990000"/>
    </style:style>
    <style:style style:name="P154" style:parent-style-name="Kop2" style:family="paragraph">
      <style:text-properties fo:color="#000000"/>
    </style:style>
    <style:style style:name="P155" style:parent-style-name="Kop2" style:family="paragraph">
      <style:paragraph-properties fo:break-before="page"/>
      <style:text-properties fo:color="#000000"/>
    </style:style>
    <style:style style:name="P156" style:parent-style-name="Textbody" style:family="paragraph">
      <style:text-properties fo:color="#990000"/>
    </style:style>
    <style:style style:name="P157" style:parent-style-name="Textbody" style:family="paragraph">
      <style:text-properties fo:color="#990000"/>
    </style:style>
    <style:style style:name="P158" style:parent-style-name="Textbody" style:family="paragraph">
      <style:text-properties fo:color="#990000"/>
    </style:style>
    <style:style style:name="P159" style:parent-style-name="Kop4" style:family="paragraph">
      <style:text-properties fo:font-size="12pt" style:font-size-asian="12pt" style:font-size-complex="12pt"/>
    </style:style>
    <style:style style:name="P160" style:parent-style-name="Standard" style:family="paragraph">
      <style:text-properties fo:color="#990000"/>
    </style:style>
    <style:style style:name="P161" style:parent-style-name="Kop4" style:family="paragraph">
      <style:text-properties fo:font-size="12pt" style:font-size-asian="12pt" style:font-size-complex="12pt"/>
    </style:style>
    <style:style style:name="P162" style:parent-style-name="Standard" style:family="paragraph">
      <style:text-properties fo:color="#990000"/>
    </style:style>
    <style:style style:name="P163" style:parent-style-name="Kop4" style:family="paragraph">
      <style:text-properties fo:font-size="12pt" style:font-size-asian="12pt" style:font-size-complex="12pt"/>
    </style:style>
    <style:style style:name="P164" style:parent-style-name="Standard" style:family="paragraph">
      <style:text-properties fo:color="#990000"/>
    </style:style>
    <style:style style:name="T165" style:parent-style-name="Standaardalinea-lettertype" style:family="text">
      <style:text-properties fo:color="#990000"/>
    </style:style>
    <style:style style:name="P166" style:parent-style-name="Kop1" style:family="paragraph">
      <style:paragraph-properties fo:break-before="page"/>
    </style:style>
    <style:style style:name="P167" style:parent-style-name="Standard" style:family="paragraph">
      <style:text-properties fo:color="#990000"/>
    </style:style>
    <style:style style:name="P168" style:parent-style-name="Standard" style:family="paragraph">
      <style:text-properties fo:color="#990000"/>
    </style:style>
    <style:style style:name="P169" style:parent-style-name="Standard" style:family="paragraph">
      <style:text-properties fo:color="#990000"/>
    </style:style>
    <style:style style:name="P170" style:parent-style-name="Standard" style:family="paragraph">
      <style:text-properties fo:color="#990000"/>
    </style:style>
    <style:style style:name="P171" style:parent-style-name="Standard" style:family="paragraph">
      <style:text-properties fo:color="#990000"/>
    </style:style>
    <style:style style:name="P172" style:parent-style-name="Kop1" style:family="paragraph">
      <style:paragraph-properties fo:break-before="page"/>
    </style:style>
    <style:style style:name="P173" style:parent-style-name="Standard" style:family="paragraph">
      <style:text-properties fo:color="#990000"/>
    </style:style>
    <style:style style:name="P174" style:parent-style-name="Kop1" style:family="paragraph">
      <style:paragraph-properties fo:break-before="page"/>
    </style:style>
    <style:style style:name="P175" style:parent-style-name="Standard" style:family="paragraph">
      <style:text-properties fo:color="#990000"/>
    </style:style>
    <style:style style:name="T176" style:parent-style-name="Standaardalinea-lettertype" style:family="text">
      <style:text-properties fo:color="#990000"/>
    </style:style>
    <style:style style:name="T177" style:parent-style-name="Standaardalinea-lettertype" style:family="text">
      <style:text-properties fo:color="#990000"/>
    </style:style>
  </office:automatic-styles>
  <office:body>
    <office:text text:use-soft-page-breaks="true">
      <text:p text:style-name="P1">Functioneel<text:s/>Ontwerp</text:p>
      <text:p text:style-name="Standard"/>
      <text:p text:style-name="P2">[Naam van project]</text:p>
      <text:p text:style-name="P3"/>
      <text:p text:style-name="P4"/>
      <text:p text:style-name="P5"/>
      <text:p text:style-name="P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naam van auteur(s)]</text:p>
      <text:p text:style-name="P7">[datum]</text:p>
      <text:p text:style-name="P8">[versie]</text:p>
      <text:soft-page-break/>
      <text:h text:style-name="P9" text:outline-level="1">Voorwoord</text:h>
      <text:p text:style-name="P10">[Voorwoord. Alleen nodig indien je de programmeur nog een aantal<text:s/>belangrijke zaken wilt meegeven.</text:p>
      <text:p text:style-name="P11">Bijvoorbeeld hoe ze je kunnen bereiken en hoe ze aan invullende informatie kunnen komen. Indien dat niet nodig is laat je het voorwoord weg.]</text:p>
      <text:p text:style-name="Textbody"/>
      <text:soft-page-break/>
      <text:h text:style-name="P12" text:outline-level="1">Inhoudsopgave</text:h>
      <text:p text:style-name="P13">[Inhoudsopgave. De inhoudsopgave wordt zelf niet genoemd in de inhoudsopgave. Vergeet de paginanummering onderaan de bladzijde niet.]</text:p>
      <text:p text:style-name="Textbody"/>
      <text:soft-page-break/>
      <text:h text:style-name="P14" text:outline-level="1">1. Samenvatting</text:h>
      <text:h text:style-name="Kop2" text:outline-level="2">1.1 Project samenvatting</text:h>
      <text:p text:style-name="P15">[Samenvatting van het document. Op basis van de samenvatting zou een projectleider al moeten kunnen bepalen of het project door kan gaan. Een samenvatting schrijf je pas als laatste.]</text:p>
      <text:h text:style-name="Kop2" text:outline-level="2">1.2 Versiebeheer</text:h>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TableContents">Versie</text:p>
          </table:table-cell>
          <table:table-cell table:style-name="TableCell24">
            <text:p text:style-name="TableContents">Status</text:p>
          </table:table-cell>
          <table:table-cell table:style-name="TableCell25">
            <text:p text:style-name="TableContents">Datum</text:p>
          </table:table-cell>
          <table:table-cell table:style-name="TableCell26">
            <text:p text:style-name="TableContents">Auteur</text:p>
          </table:table-cell>
          <table:table-cell table:style-name="TableCell27">
            <text:p text:style-name="TableContents">Opmerkingen</text:p>
          </table:table-cell>
        </table:table-row>
        <table:table-row table:style-name="TableRow28">
          <table:table-cell table:style-name="TableCell29">
            <text:p text:style-name="TableContents"/>
          </table:table-cell>
          <table:table-cell table:style-name="TableCell30">
            <text:p text:style-name="TableContents"/>
          </table:table-cell>
          <table:table-cell table:style-name="TableCell31">
            <text:p text:style-name="TableContents"/>
          </table:table-cell>
          <table:table-cell table:style-name="TableCell32">
            <text:p text:style-name="TableContents"/>
          </table:table-cell>
          <table:table-cell table:style-name="TableCell33">
            <text:p text:style-name="TableContents"/>
          </table:table-cell>
        </table:table-row>
        <table:table-row table:style-name="TableRow34">
          <table:table-cell table:style-name="TableCell35">
            <text:p text:style-name="TableContents"/>
          </table:table-cell>
          <table:table-cell table:style-name="TableCell36">
            <text:p text:style-name="TableContents"/>
          </table:table-cell>
          <table:table-cell table:style-name="TableCell37">
            <text:p text:style-name="TableContents"/>
          </table:table-cell>
          <table:table-cell table:style-name="TableCell38">
            <text:p text:style-name="TableContents"/>
          </table:table-cell>
          <table:table-cell table:style-name="TableCell39">
            <text:p text:style-name="TableContents"/>
          </table:table-cell>
        </table:table-row>
        <table:table-row table:style-name="TableRow40">
          <table:table-cell table:style-name="TableCell41">
            <text:p text:style-name="TableContents"/>
          </table:table-cell>
          <table:table-cell table:style-name="TableCell42">
            <text:p text:style-name="TableContents"/>
          </table:table-cell>
          <table:table-cell table:style-name="TableCell43">
            <text:p text:style-name="TableContents"/>
          </table:table-cell>
          <table:table-cell table:style-name="TableCell44">
            <text:p text:style-name="TableContents"/>
          </table:table-cell>
          <table:table-cell table:style-name="TableCell45">
            <text:p text:style-name="TableContents"/>
          </table:table-cell>
        </table:table-row>
        <table:table-row table:style-name="TableRow46">
          <table:table-cell table:style-name="TableCell47">
            <text:p text:style-name="TableContents"/>
          </table:table-cell>
          <table:table-cell table:style-name="TableCell48">
            <text:p text:style-name="TableContents"/>
          </table:table-cell>
          <table:table-cell table:style-name="TableCell49">
            <text:p text:style-name="TableContents"/>
          </table:table-cell>
          <table:table-cell table:style-name="TableCell50">
            <text:p text:style-name="TableContents"/>
          </table:table-cell>
          <table:table-cell table:style-name="TableCell51">
            <text:p text:style-name="TableContents"/>
          </table:table-cell>
        </table:table-row>
      </table:table>
      <text:p text:style-name="Textbody"/>
      <text:h text:style-name="Kop2" text:outline-level="2">1.3 Verzendlijst</text:h>
      <text:p text:style-name="Textbody">Dit document wordt er beschikking gesteld aan:</text:p>
      <text:list text:style-name="LFO2" text:continue-numbering="true">
        <text:list-item>
          <text:p text:style-name="P52">Naam – Functie – Email</text:p>
        </text:list-item>
      </text:list>
      <text:p text:style-name="P53">[Zet hier de namen en gegevens van de personen<text:s/>aan wie het document wordt verstrekt]</text:p>
      <text:p text:style-name="Textbody"/>
      <text:soft-page-break/>
      <text:h text:style-name="P54" text:outline-level="1">2. Requirements</text:h>
      <text:h text:style-name="Kop2" text:outline-level="2">2.1 Doelstelling</text:h>
      <text:p text:style-name="Standard"><text:span text:style-name="T55">[De doelstelling van het functioneel ontwerp wordt hier omschreven. Deze wordt opgesteld in samenspraak met de opdrachtgever. Hier staat een hele korte samenvatting wat je gaat ontwikk</text:span><text:span text:style-name="T56">elen.]</text:span></text:p>
      <text:p text:style-name="Standard"/>
      <text:h text:style-name="Kop2" text:outline-level="2">2.2 Functionele eisen</text:h>
      <text:p text:style-name="P57">[Hier komen de functionele eisen. Dit kan je opstellen door middel van een MoSCoW-analyse.</text:p>
      <text:p text:style-name="P58"/>
      <text:list text:style-name="LFO3" text:continue-numbering="true">
        <text:list-item>
          <text:p text:style-name="P59">Must haves</text:p>
        </text:list-item>
        <text:list-item>
          <text:p text:style-name="P60">Should haves</text:p>
        </text:list-item>
        <text:list-item>
          <text:p text:style-name="P61">Could haves</text:p>
        </text:list-item>
        <text:list-item>
          <text:p text:style-name="P62">Won't haves</text:p>
        </text:list-item>
      </text:list>
      <text:p text:style-name="P63"/>
      <text:p text:style-name="P64">De MoSCoW-methode is een veelgebruikte methode om afspraken met de klant zeer<text:s/>duidelijk vast te leggen. Hiermee stel je tevens prioriteiten aan onderdelen bij het ontwikkelen van een applicatie.</text:p>
      <text:p text:style-name="P65"/>
      <text:p text:style-name="Standard"><text:span text:style-name="T66">M</text:span><text:span text:style-name="T67">ust haves:<text:s/></text:span><text:span text:style-name="T68"><text:tab/>Eisen (requirements) die terug<text:s/></text:span><text:span text:style-name="T69">moeten</text:span><text:span text:style-name="T70"><text:s/>komen in de software. Zonder deze eisen is<text:s/></text:span><text:span text:style-name="T71"><text:tab/></text:span><text:span text:style-name="T72"><text:tab/></text:span><text:span text:style-name="T73"><text:tab/>de software niet bruikbaar.</text:span></text:p>
      <text:p text:style-name="Standard"><text:span text:style-name="T74">S</text:span><text:span text:style-name="T75">hould haves:</text:span><text:span text:style-name="T76"><text:tab/>Eisen die<text:s/></text:span><text:span text:style-name="T77">zeer gewenst</text:span><text:span text:style-name="T78"><text:s/>zijn. Zonder deze eisen is de software wel bruikbaar, maar<text:s/></text:span><text:span text:style-name="T79"><text:tab/></text:span><text:span text:style-name="T80"><text:tab/></text:span><text:span text:style-name="T81"><text:tab/>je wilt ze er wel graag in hebben en doet je best om ze te realiseren.</text:span></text:p>
      <text:p text:style-name="Standard"><text:span text:style-name="T82">C</text:span><text:span text:style-name="T83">ould haves:</text:span><text:span text:style-name="T84"><text:tab/>Deze eisen zullen alleen gerealiseerd zijn<text:s/></text:span><text:span text:style-name="T85">indien er genoeg tijd en geld is</text:span><text:span text:style-name="T86">. Vaak<text:s/></text:span><text:span text:style-name="T87"><text:tab/></text:span><text:span text:style-name="T88"><text:tab/></text:span><text:span text:style-name="T89"><text:tab/></text:span><text:span text:style-name="T90"><text:tab/></text:span><text:span text:style-name="T91">worden deze later gerealiseerd. Bijvoorbeeld in de onderhoudsfase.</text:span></text:p>
      <text:p text:style-name="Standard"><text:span text:style-name="T92">W</text:span><text:span text:style-name="T93">on't haves:</text:span><text:span text:style-name="T94"><text:tab/>Eisen die in dit project<text:s/></text:span><text:span text:style-name="T95">niet aan bod</text:span><text:span text:style-name="T96"><text:s/>komen, maar die in de toekomst eventueel<text:s/></text:span><text:span text:style-name="T97"><text:tab/></text:span><text:span text:style-name="T98"><text:tab/></text:span><text:span text:style-name="T99"><text:tab/></text:span><text:span text:style-name="T100"><text:tab/>bijgevoegd kunnen worden. Als ze interessant genoeg zijn in bijvoorbeeld een<text:s/></text:span><text:span text:style-name="T101"><text:tab/></text:span><text:span text:style-name="T102"><text:tab/></text:span><text:span text:style-name="T103"><text:tab/></text:span><text:span text:style-name="T104"><text:tab/>vervolg proj</text:span><text:span text:style-name="T105">ect.</text:span></text:p>
      <text:p text:style-name="P106"/>
      <text:p text:style-name="Standard"><text:span text:style-name="T107">Een project is gelukt indien in ieder geval alle<text:s/></text:span><text:span text:style-name="T108">must haves</text:span><text:span text:style-name="T109"><text:s/>in het eindproduct verwerkt zitten. Je kunt ook gebruik maken van Hoog/Normaal/Laag/Geen of 1/2/3/4</text:span></text:p>
      <text:p text:style-name="P110"/>
      <text:p text:style-name="P111">Deze lijst wordt gebruikt door de klant om de applicatie goed te keuren. Vergeet niet dat beheren van de applicatie, ook een onderdeel van de functionele eisen is.]</text:p>
      <text:p text:style-name="P112"/>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p text:style-name="P119">Prioriteit</text:p>
          </table:table-cell>
          <table:table-cell table:style-name="TableCell120">
            <text:p text:style-name="P121">Titel</text:p>
          </table:table-cell>
          <table:table-cell table:style-name="TableCell122">
            <text:p text:style-name="P123">Omschrijving</text:p>
          </table:table-cell>
        </table:table-row>
        <table:table-row table:style-name="TableRow124">
          <table:table-cell table:style-name="TableCell125">
            <text:p text:style-name="P126">Hoog</text:p>
          </table:table-cell>
          <table:table-cell table:style-name="TableCell127">
            <text:p text:style-name="P128">NAW wijzigen</text:p>
          </table:table-cell>
          <table:table-cell table:style-name="TableCell129">
            <text:p text:style-name="P130">Het wijzigen van NAW gegevens van een bestaan persoon in de database.</text:p>
          </table:table-cell>
        </table:table-row>
        <table:table-row table:style-name="TableRow131">
          <table:table-cell table:style-name="TableCell132">
            <text:p text:style-name="P133"/>
          </table:table-cell>
          <table:table-cell table:style-name="TableCell134">
            <text:p text:style-name="P135"/>
          </table:table-cell>
          <table:table-cell table:style-name="TableCell136">
            <text:p text:style-name="P137"/>
          </table:table-cell>
        </table:table-row>
      </table:table>
      <text:p text:style-name="P138"/>
      <text:h text:style-name="Kop2" text:outline-level="2">2.3 Systeem eisen</text:h>
      <text:p text:style-name="P139">[Welke eisen worden gesteld aan de<text:s/>hard- en software van de klant. Het gaat hierbij om een globale indruk. Indien het echt technisch wordt, zet deze dan in het technisch ontwerp.</text:p>
      <text:list text:style-name="LFO4" text:continue-numbering="true">
        <text:list-item>
          <text:p text:style-name="P140">Standalone of netwerk met bijhorende eisen</text:p>
        </text:list-item>
        <text:list-item>
          <text:p text:style-name="P141">Internet of lokaal</text:p>
        </text:list-item>
        <text:list-item>
          <text:p text:style-name="P142">Eisen aan hardware en eisen aan software</text:p>
        </text:list-item>
        <text:list-item>
          <text:p text:style-name="P143">Lever je<text:s/>een runtime versie?]</text:p>
        </text:list-item>
      </text:list>
      <text:soft-page-break/>
      <text:h text:style-name="P144" text:outline-level="1">3. Analyse situatie</text:h>
      <text:p text:style-name="P145">[Om het verschil te kunnen zien tussen de huidige en de toekomstige situatie is het belangrijk om deze nauwkeurig in kaart te brengen.]</text:p>
      <text:h text:style-name="Kop2" text:outline-level="2">3.1 Huidige situatie</text:h>
      <text:h text:style-name="Kop3" text:outline-level="3">3.1.1 Informatieverwerking</text:h>
      <text:p text:style-name="P146">[Hierin beschrijf je de huidige situatie. Je geeft het bedrijfsstructuur weer met een organogram indien mogelijk.</text:p>
      <text:p text:style-name="P147"/>
      <text:p text:style-name="P148">Gebruik use-case diagrammen om de functionaliteiten van processen te weergeven. Zo mogelijk geef je de relatie tot verschillende bedrijfsonderdelen weer.]</text:p>
      <text:p text:style-name="P149"/>
      <text:h text:style-name="Kop3" text:outline-level="3">3.1.2<text:s/>Applicaties</text:h>
      <text:p text:style-name="Textbody"><text:span text:style-name="T150">[Hier geef je een opsomming van applicaties die worden gebruikt en de koppeling er tussen bijvoorkeur met de use-cases.</text:span><text:span text:style-name="T151">]</text:span></text:p>
      <text:h text:style-name="Kop3" text:outline-level="3">3.1.3 Infrastructuur</text:h>
      <text:p text:style-name="Standard"><text:span text:style-name="T152">[Indien er sprake is van een netwerkinfrastructuur moet deze hier grafisch weergeven worden. Ander ka</text:span><text:span text:style-name="T153">n dit weggelaten worden.]</text:span></text:p>
      <text:p text:style-name="Standard"/>
      <text:h text:style-name="P154" text:outline-level="2"/>
      <text:soft-page-break/>
      <text:h text:style-name="P155" text:outline-level="2">3.2 Gewenste situatie</text:h>
      <text:p text:style-name="P156">[Nadat de huidige situatie in kaart is gebracht moet de gewenste situatie in kaart worden gebracht.]</text:p>
      <text:h text:style-name="Kop3" text:outline-level="3">3.2.1 Infomatieverwerking</text:h>
      <text:p text:style-name="P157">[Beschrijf hier de nieuwe situatie. Indien het kan met use-case diagrammen. Werk de verschillende use-cases uit.]</text:p>
      <text:h text:style-name="Kop3" text:outline-level="3">3.2.2 Applicaties</text:h>
      <text:p text:style-name="P158">[Hier geef je een opsomming van applicaties die worden gebruikt en de koppeling er tussen.</text:p>
      <text:h text:style-name="P159" text:outline-level="4">3.2.2.1 Sitemap</text:h>
      <text:p text:style-name="P160">[Neem hier een sitemap op. Hierin geef je de structuur van een website/applicatie aan. Aan de hand van een sitemap kun je zien of alle gewenste onderdelen van de informatiebehoefte uitgewerkt zijn.]</text:p>
      <text:h text:style-name="P161" text:outline-level="4">3.2.2.2 Wireframes</text:h>
      <text:p text:style-name="P162">[Neem hier de wireframes op van de nieuwe situatie. Indien het een site is, van zowel desktop als mobile en eventueel tablet.]</text:p>
      <text:h text:style-name="P163" text:outline-level="4">3.2.2.3<text:s/>Formulier ontwerp</text:h>
      <text:p text:style-name="P164">[Neem hier, indien gewenst, de formulierontwerpen op.]</text:p>
      <text:p text:style-name="Textbody"/>
      <text:h text:style-name="Kop3" text:outline-level="3">3.2.3 Infrastructuur</text:h>
      <text:p text:style-name="Standard"><text:span text:style-name="T165">[Indien er sprake is van een wijziging in de netwerkinfrastructuur moet deze hier grafisch weergeven worden. Ander kan dit weggelaten worden.]</text:span></text:p>
      <text:p text:style-name="Standard"/>
      <text:soft-page-break/>
      <text:h text:style-name="P166" text:outline-level="1">4. Consequenties</text:h>
      <text:h text:style-name="Kop2" text:outline-level="2">4.1 Organisatorische consequenties</text:h>
      <text:p text:style-name="P167">[Alles wat invloed heeft op de organisatie wordt hier beschreven. Bijvoorbeeld bedrijfsprocessen die anders gaan lopen, mensen die in dienst moeten worden genomen of juist ontslagen worden. Trainingen/cursussen die gegeven moeten worden. Personeel dat andere functies krijgt. Wordt er tijd bespaard of kost het juist tijd. Enzovoorts.]</text:p>
      <text:p text:style-name="P168"/>
      <text:h text:style-name="Kop2" text:outline-level="2">4.2 Technische consequenties</text:h>
      <text:p text:style-name="P169">[Alle wijzigingen aan de infrastructuur, materialen, apparatuur die bijvoorbeeld moeten worden aangeschaft.]</text:p>
      <text:p text:style-name="P170"/>
      <text:p text:style-name="P171"/>
      <text:h text:style-name="Kop1" text:outline-level="1"/>
      <text:soft-page-break/>
      <text:h text:style-name="P172" text:outline-level="1">5. Kosten</text:h>
      <text:p text:style-name="P173">[Op dit moment kun je alleen de globale kosten beschrijven. Het is niet mogelijk om nu al voor het hele project te bepalen wat de exacte kosten zijn. Het is echter wel belangrijk om een schatting te maken van de kosten van het project.]</text:p>
      <text:p text:style-name="Textbody"/>
      <text:h text:style-name="Kop1" text:outline-level="1"/>
      <text:soft-page-break/>
      <text:h text:style-name="P174" text:outline-level="1">6. Slotconclusie</text:h>
      <text:h text:style-name="Kop2" text:outline-level="2">6.1 Verantwoording</text:h>
      <text:p text:style-name="P175">[Beschrijf hier tegen welke problemen je bent aangelopen. Welke problemen heb je aangepakt en welke niet. Wat heeft dat voor invloed en hoe moet daar mee worden omgegaan.]</text:p>
      <text:h text:style-name="Kop2" text:outline-level="2">6.2 Bronvermelding</text:h>
      <text:p text:style-name="Standard"><text:span text:style-name="T176">[Geef hier aan welke bronnen je he</text:span><text:span text:style-name="T177">bt gebruikt voor dit docu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tyle:font-charset="x-symbol" svg:font-family="StarSymbol" style:font-family-generic="system"/>
    <style:font-face style:name="Helvetica" svg:font-family="Helvetica" style:font-family-generic="roman"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888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default-outline-level="3">
      <style:text-properties fo:hyphenate="false"/>
    </style:style>
    <style:style style:name="Kop4" style:display-name="Kop 4" style:family="paragraph" style:parent-style-name="Heading" style:default-outline-level="4">
      <style:text-properties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sse van Rheenen</meta:initial-creator>
    <dc:creator>Pim Böhm</dc:creator>
    <meta:creation-date>2018-08-28T14:11:00Z</meta:creation-date>
    <dc:date>2018-08-28T14:11:00Z</dc:date>
    <meta:template xlink:href="Normal.dotm" xlink:type="simple"/>
    <meta:editing-cycles>2</meta:editing-cycles>
    <meta:editing-duration>PT60S</meta:editing-duration>
    <meta:document-statistic meta:page-count="10" meta:paragraph-count="11" meta:word-count="896" meta:character-count="5818" meta:row-count="41" meta:non-whitespace-character-count="4933"/>
  </office:meta>
</office:document-meta>
</file>